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200000090000529500003F274FBA8B1C.svm" manifest:media-type="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63c6" officeooo:paragraph-rsid="001c63c6"/>
    </style:style>
    <style:style style:name="P2" style:family="paragraph" style:parent-style-name="Standard">
      <style:text-properties officeooo:rsid="001de7d4" officeooo:paragraph-rsid="001de7d4"/>
    </style:style>
    <style:style style:name="P3" style:family="paragraph" style:parent-style-name="Standard">
      <style:text-properties officeooo:rsid="001de7d4" officeooo:paragraph-rsid="0021b5e9"/>
    </style:style>
    <style:style style:name="P4" style:family="paragraph" style:parent-style-name="Standard">
      <style:text-properties officeooo:rsid="001de7d4" officeooo:paragraph-rsid="002574a9"/>
    </style:style>
    <style:style style:name="P5" style:family="paragraph" style:parent-style-name="Standard">
      <style:text-properties officeooo:rsid="002574a9" officeooo:paragraph-rsid="002574a9"/>
    </style:style>
    <style:style style:name="P6" style:family="paragraph" style:parent-style-name="Standard">
      <style:text-properties officeooo:rsid="002574a9" officeooo:paragraph-rsid="002e5d8e"/>
    </style:style>
    <style:style style:name="P7" style:family="paragraph" style:parent-style-name="Standard">
      <style:text-properties fo:font-weight="bold" officeooo:rsid="001de7d4" officeooo:paragraph-rsid="0021b5e9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tyle="italic" officeooo:rsid="00275d95" officeooo:paragraph-rsid="00275d95" style:font-style-asian="italic" style:font-style-complex="italic"/>
    </style:style>
    <style:style style:name="T1" style:family="text">
      <style:text-properties officeooo:rsid="001bc464"/>
    </style:style>
    <style:style style:name="T2" style:family="text">
      <style:text-properties officeooo:rsid="002142c4"/>
    </style:style>
    <style:style style:name="T3" style:family="text">
      <style:text-properties officeooo:rsid="002e5d8e"/>
    </style:style>
    <style:style style:name="T4" style:family="text">
      <style:text-properties officeooo:rsid="0039c751"/>
    </style:style>
    <style:style style:name="T5" style:family="text">
      <style:text-properties officeooo:rsid="003aa454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SMBX64 </text:span>NPC<text:span text:style-name="T1">'s</text:span> GFX a<text:span text:style-name="T1">n</text:span>d<text:line-break/>position formula</text:p>
      <text:p text:style-name="P8">Probed by Wohlstand May 13 2014</text:p>
      <text:p text:style-name="Standard"><draw:frame draw:style-name="fr1" draw:name="Изображение1" text:anchor-type="paragraph" svg:x="0in" svg:y="0.0118in" svg:width="6.0189in" svg:height="4.3138in" draw:z-index="0"><draw:image xlink:href="Pictures/200000090000529500003F274FBA8B1C.svm" xlink:type="simple" xlink:show="embed" xlink:actuate="onLoad"/></draw:frame></text:p>
      <text:p text:style-name="P1">In the SMBX64 standard, all GFX of NPC<text:span text:style-name="T5">s</text:span> <text:span text:style-name="T5">are </text:span>attached to <text:span text:style-name="T5">the center</text:span>-bottom of <text:span text:style-name="T5">the NPC's</text:span> collision box.<text:line-break/><text:span text:style-name="T4">The position offset is relative to the left-top corner.</text:span></text:p>
      <text:p text:style-name="P1"/>
      <text:p text:style-name="P7">GFX-offset <text:span text:style-name="T2">formula:</text:span></text:p>
      <text:p text:style-name="P3"/>
      <text:p text:style-name="P2"><draw:frame draw:style-name="fr2" draw:name="Объект2" text:anchor-type="as-char" svg:width="1.9508in" svg:height="0.418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5">Where <draw:frame draw:style-name="fr2" draw:name="Объект6" text:anchor-type="as-char" svg:width="0.3693in" svg:height="0.2098in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 - is a width of <text:span text:style-name="T5">the </text:span>GFX image</text:p>
      <text:p text:style-name="P5">Where <draw:frame draw:style-name="fr2" draw:name="Объект5" text:anchor-type="as-char" svg:width="0.3882in" svg:height="0.2098in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 - is a width of <text:span text:style-name="T5">the </text:span>collision box</text:p>
      <text:p text:style-name="P5"><text:span text:style-name="T3">Where</text:span><draw:frame draw:style-name="fr2" draw:name="Объект7" text:anchor-type="as-char" svg:width="0.6283in" svg:height="0.2098in" draw:z-index="5"><draw:object xlink:href="./Object 7" xlink:type="simple" xlink:show="embed" xlink:actuate="onLoad"/><draw:image xlink:href="./ObjectReplacements/Object 7" xlink:type="simple" xlink:show="embed" xlink:actuate="onLoad"/><svg:desc>формула</svg:desc></draw:frame> - <text:span text:style-name="T3">is a modifier offset-X value</text:span></text:p>
      <text:p text:style-name="P5"/>
      <text:p text:style-name="P4"><text:line-break/><draw:frame draw:style-name="fr3" draw:name="Объект1" text:anchor-type="as-char" svg:y="-0.0839in" svg:width="1.8839in" svg:height="0.2098in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4"/>
      <text:p text:style-name="P5">Where <draw:frame draw:style-name="fr2" draw:name="Объект3" text:anchor-type="as-char" svg:width="0.3547in" svg:height="0.2091in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 - is a height of <text:span text:style-name="T5">the</text:span> GFX image</text:p>
      <text:p text:style-name="P5">Where <draw:frame draw:style-name="fr2" draw:name="Объект4" text:anchor-type="as-char" svg:width="0.3744in" svg:height="0.2098in" draw:z-index="4"><draw:object xlink:href="./Object 1" xlink:type="simple" xlink:show="embed" xlink:actuate="onLoad"/><draw:image xlink:href="./ObjectReplacements/Object 1" xlink:type="simple" xlink:show="embed" xlink:actuate="onLoad"/><svg:desc>формула</svg:desc></draw:frame> - is a height of <text:span text:style-name="T5">the </text:span>collision box</text:p>
      <text:p text:style-name="P6"><text:span text:style-name="T3">Where</text:span><draw:frame draw:style-name="fr2" draw:name="Объект8" text:anchor-type="as-char" svg:width="0.6362in" svg:height="0.2098in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 - <text:span text:style-name="T3">is a modifier offset-Y val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33S</meta:editing-duration>
    <meta:editing-cycles>34</meta:editing-cycles>
    <meta:generator>LibreOffice/4.2.4.2$Windows_x86 LibreOffice_project/63150712c6d317d27ce2db16eb94c2f3d7b699f8</meta:generator>
    <dc:date>2014-07-22T10:46:57.174000000</dc:date>
    <meta:document-statistic meta:table-count="0" meta:image-count="1" meta:object-count="8" meta:page-count="1" meta:paragraph-count="12" meta:word-count="91" meta:character-count="471" meta:non-whitespace-character-count="38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sub>
      <mi>H</mi>
      <mi mathvariant="italic">box</mi>
    </msub>
    <annotation encoding="StarMath 5.0">H_box</annotation>
  </semantics>
</math>
</file>

<file path=Object 2/content.xml><?xml version="1.0" encoding="utf-8"?>
<math xmlns="http://www.w3.org/1998/Math/MathML" display="block">
  <semantics>
    <mrow>
      <msub>
        <mi>O</mi>
        <mi>x</mi>
      </msub>
      <mo stretchy="false">=</mo>
      <mrow>
        <mrow>
          <mo stretchy="false">−</mo>
          <mfrac>
            <mrow>
              <msub>
                <mi>W</mi>
                <mi mathvariant="italic">gfx</mi>
              </msub>
              <mo stretchy="false">−</mo>
              <msub>
                <mi>W</mi>
                <mi mathvariant="italic">box</mi>
              </msub>
            </mrow>
            <mn>2</mn>
          </mfrac>
        </mrow>
        <mo stretchy="false">+</mo>
        <msub>
          <mi>O</mi>
          <mrow>
            <mi mathvariant="italic">modifyer</mi>
            <mi>x</mi>
          </mrow>
        </msub>
      </mrow>
    </mrow>
    <annotation encoding="StarMath 5.0">O_{x}=-{{W_{gfx} - W_{box}} over {2}}+O_{modifyer x}</annotation>
  </semantics>
</math>
</file>

<file path=Object 3/content.xml><?xml version="1.0" encoding="utf-8"?>
<math xmlns="http://www.w3.org/1998/Math/MathML" display="block">
  <semantics>
    <mrow>
      <msub>
        <mi>O</mi>
        <mi>y</mi>
      </msub>
      <mo stretchy="false">=</mo>
      <mrow>
        <mrow>
          <mo stretchy="false">−</mo>
          <msub>
            <mi>H</mi>
            <mi mathvariant="italic">gfx</mi>
          </msub>
        </mrow>
        <mo stretchy="false">+</mo>
        <msub>
          <mi>H</mi>
          <mi mathvariant="italic">box</mi>
        </msub>
        <mo stretchy="false">+</mo>
        <msub>
          <mi>O</mi>
          <mrow>
            <mi mathvariant="italic">modifyer</mi>
            <mi>y</mi>
          </mrow>
        </msub>
      </mrow>
    </mrow>
    <annotation encoding="StarMath 5.0">O_{y} = -H_{gfx} + H_{box} + O_{modifyer y}</annotation>
  </semantics>
</math>
</file>

<file path=Object 4/content.xml><?xml version="1.0" encoding="utf-8"?>
<math xmlns="http://www.w3.org/1998/Math/MathML" display="block">
  <semantics>
    <msub>
      <mi>H</mi>
      <mi mathvariant="italic">gfx</mi>
    </msub>
    <annotation encoding="StarMath 5.0">H_gfx</annotation>
  </semantics>
</math>
</file>

<file path=Object 5/content.xml><?xml version="1.0" encoding="utf-8"?>
<math xmlns="http://www.w3.org/1998/Math/MathML" display="block">
  <semantics>
    <msub>
      <mi>W</mi>
      <mi mathvariant="italic">box</mi>
    </msub>
    <annotation encoding="StarMath 5.0">W_box</annotation>
  </semantics>
</math>
</file>

<file path=Object 6/content.xml><?xml version="1.0" encoding="utf-8"?>
<math xmlns="http://www.w3.org/1998/Math/MathML" display="block">
  <semantics>
    <msub>
      <mi>W</mi>
      <mi mathvariant="italic">gfx</mi>
    </msub>
    <annotation encoding="StarMath 5.0">W_gfx</annotation>
  </semantics>
</math>
</file>

<file path=Object 7/content.xml><?xml version="1.0" encoding="utf-8"?>
<math xmlns="http://www.w3.org/1998/Math/MathML" display="block">
  <semantics>
    <msub>
      <mi>O</mi>
      <mrow>
        <mi mathvariant="italic">modifyer</mi>
        <mi>x</mi>
      </mrow>
    </msub>
    <annotation encoding="StarMath 5.0">O_{modifyer x}</annotation>
  </semantics>
</math>
</file>

<file path=Object 8/content.xml><?xml version="1.0" encoding="utf-8"?>
<math xmlns="http://www.w3.org/1998/Math/MathML" display="block">
  <semantics>
    <msub>
      <mi>O</mi>
      <mrow>
        <mi mathvariant="italic">modifyer</mi>
        <mi>y</mi>
      </mrow>
    </msub>
    <annotation encoding="StarMath 5.0">O_{modifyer y}</annotation>
  </semantics>
</math>
</file>